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65AF884FFB9D99AA25.png" manifest:media-type="image/png"/>
  <manifest:file-entry manifest:full-path="Pictures/1000000000000640000004654697A2F5CEB91345.png" manifest:media-type="image/png"/>
  <manifest:file-entry manifest:full-path="Pictures/100000000000064000000465D223538D87ED88B7.png" manifest:media-type="image/png"/>
  <manifest:file-entry manifest:full-path="Pictures/100000000000064000000465CEBBC7DE1C7CD0BD.png" manifest:media-type="image/png"/>
  <manifest:file-entry manifest:full-path="Pictures/1000000000000640000004651E3FF4DADDFF7FF4.png" manifest:media-type="image/png"/>
  <manifest:file-entry manifest:full-path="Pictures/10000000000006400000046503C187C9FCA8621D.png" manifest:media-type="image/png"/>
  <manifest:file-entry manifest:full-path="Pictures/100000000000064000000465AC42323E36B4ADE2.png" manifest:media-type="image/png"/>
  <manifest:file-entry manifest:full-path="Pictures/1000000000000640000004655F1B5DF847FB4574.png" manifest:media-type="image/png"/>
  <manifest:file-entry manifest:full-path="Pictures/1000000000000640000004652B5E207A73C5CF9D.png" manifest:media-type="image/png"/>
  <manifest:file-entry manifest:full-path="Pictures/1000000000000640000004658A8FB26C567DE3F0.png" manifest:media-type="image/png"/>
  <manifest:file-entry manifest:full-path="Pictures/100000000000064000000465F72CCD2A2E1226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decorative" style:font-pitch="variable" style:font-charset="x-symbol"/>
    <style:font-face style:name="Liberation Sans2" svg:font-family="'Liberation Sans'" style:font-adornments="Regular" style:font-family-generic="swiss"/>
    <style:font-face style:name="Courier New" svg:font-family="'Courier New'" style:font-family-generic="modern" style:font-pitch="fixed"/>
    <style:font-face style:name="Symbol" svg:font-family="Symbol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" svg:font-family="FreeSans, Calibri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, Calibri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86cm, 2.19cm, 0.521cm, 1.7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43cm, 2.001cm, 0.405cm, 1.689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66cm, 2.163cm, 0.481cm, 1.527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66cm, 2.162cm, 0.481cm, 1.528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75cm, 2.168cm, 0.472cm, 1.722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75cm, 2.035cm, 0.472cm, 1.655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75cm, 2.177cm, 0.472cm, 1.713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49cm, 2.028cm, 0.498cm, 1.662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08cm, 1.987cm, 0.439cm, 1.704cm)" draw:image-opacity="100%" style:mirror="none"/>
    </style:style>
    <style:style style:name="gr10" style:family="graphic" style:parent-style-name="objectwithoutfill">
      <style:graphic-properties svg:stroke-width="0.035cm" svg:stroke-color="#3399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ffcc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9900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00cc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svg:stroke-color="#66cc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svg:stroke-color="#cc006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0066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73cm"/>
    </style:style>
    <style:style style:name="gr1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114cm"/>
    </style:style>
    <style:style style:name="gr2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341cm"/>
    </style:style>
    <style:style style:name="gr2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174cm"/>
    </style:style>
    <style:style style:name="gr2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264cm"/>
    </style:style>
    <style:style style:name="gr2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267cm"/>
    </style:style>
    <style:style style:name="gr2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461cm"/>
    </style:style>
    <style:style style:name="gr2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46cm"/>
    </style:style>
    <style:style style:name="gr2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89cm"/>
    </style:style>
    <style:style style:name="gr2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459cm"/>
    </style:style>
    <style:style style:name="gr2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136cm"/>
    </style:style>
    <style:style style:name="gr2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276cm"/>
    </style:style>
    <style:style style:name="gr30" style:family="graphic" style:parent-style-name="objectwithoutfill">
      <style:graphic-properties svg:stroke-width="0.035cm" svg:stroke-color="#ff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1" style:family="graphic" style:parent-style-name="objectwithoutfill">
      <style:graphic-properties svg:stroke-width="0.035cm" svg:stroke-color="#cc33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08cm, 1.892cm, 0.439cm, 1.61cm)" draw:image-opacity="100%" style:mirror="none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76cm, 2.083cm, 0.371cm, 1.607cm)" draw:image-opacity="100%" style:mirror="none"/>
    </style:style>
    <style:style style:name="gr3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02cm"/>
    </style:style>
    <style:style style:name="gr3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T3" style:family="text">
      <style:text-properties style:text-position="-33% 58%"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upp Info 6" draw:style-name="dp1" draw:master-page-name="Default" presentation:presentation-page-layout-name="AL1T1">
        <draw:frame draw:style-name="gr1" draw:text-style-name="P1" draw:layer="layout" svg:width="6.878cm" svg:height="5.582cm" svg:x="7.072cm" svg:y="18.41cm">
          <draw:image xlink:href="Pictures/1000000000000640000004655F1B5DF847FB4574.png" xlink:type="simple" xlink:show="embed" xlink:actuate="onLoad">
            <text:p/>
          </draw:image>
        </draw:frame>
        <draw:frame draw:style-name="gr2" draw:text-style-name="P1" draw:layer="layout" svg:width="7.028cm" svg:height="5.541cm" svg:x="0.022cm" svg:y="18.459cm">
          <draw:image xlink:href="Pictures/100000000000064000000465AC42323E36B4ADE2.png" xlink:type="simple" xlink:show="embed" xlink:actuate="onLoad">
            <text:p/>
          </draw:image>
        </draw:frame>
        <draw:frame draw:style-name="gr3" draw:text-style-name="P1" draw:layer="layout" svg:width="6.878cm" svg:height="5.583cm" svg:x="6.975cm" svg:y="12.876cm">
          <draw:image xlink:href="Pictures/10000000000006400000046503C187C9FCA8621D.png" xlink:type="simple" xlink:show="embed" xlink:actuate="onLoad">
            <text:p/>
          </draw:image>
        </draw:frame>
        <draw:frame draw:style-name="gr4" draw:text-style-name="P1" draw:layer="layout" svg:width="6.878cm" svg:height="5.583cm" svg:x="0cm" svg:y="12.876cm">
          <draw:image xlink:href="Pictures/1000000000000640000004654697A2F5CEB91345.png" xlink:type="simple" xlink:show="embed" xlink:actuate="onLoad">
            <text:p/>
          </draw:image>
        </draw:frame>
        <draw:frame draw:style-name="gr5" draw:text-style-name="P1" draw:layer="layout" svg:width="6.803cm" svg:height="5.521cm" svg:x="14.047cm" svg:y="7.127cm">
          <draw:image xlink:href="Pictures/100000000000064000000465D223538D87ED88B7.png" xlink:type="simple" xlink:show="embed" xlink:actuate="onLoad">
            <text:p/>
          </draw:image>
        </draw:frame>
        <draw:frame draw:style-name="gr6" draw:text-style-name="P1" draw:layer="layout" svg:width="6.878cm" svg:height="5.583cm" svg:x="6.972cm" svg:y="7.03cm">
          <draw:image xlink:href="Pictures/1000000000000640000004651E3FF4DADDFF7FF4.png" xlink:type="simple" xlink:show="embed" xlink:actuate="onLoad">
            <text:p/>
          </draw:image>
        </draw:frame>
        <draw:frame draw:style-name="gr7" draw:text-style-name="P1" draw:layer="layout" svg:width="6.878cm" svg:height="5.583cm" svg:x="0.022cm" svg:y="7.014cm">
          <draw:image xlink:href="Pictures/100000000000064000000465F72CCD2A2E12265B.png" xlink:type="simple" xlink:show="embed" xlink:actuate="onLoad">
            <text:p/>
          </draw:image>
        </draw:frame>
        <draw:frame draw:style-name="gr8" draw:text-style-name="P1" draw:layer="layout" svg:width="6.882cm" svg:height="5.568cm" svg:x="0.018cm" svg:y="1.204cm">
          <draw:image xlink:href="Pictures/1000000000000640000004652B5E207A73C5CF9D.png" xlink:type="simple" xlink:show="embed" xlink:actuate="onLoad">
            <text:p/>
          </draw:image>
        </draw:frame>
        <draw:frame draw:style-name="gr9" draw:text-style-name="P1" draw:layer="layout" svg:width="6.878cm" svg:height="5.582cm" svg:x="6.972cm" svg:y="1.2cm">
          <draw:image xlink:href="Pictures/100000000000064000000465CEBBC7DE1C7CD0BD.png" xlink:type="simple" xlink:show="embed" xlink:actuate="onLoad">
            <text:p/>
          </draw:image>
        </draw:frame>
        <draw:line draw:style-name="gr10" draw:text-style-name="P2" draw:layer="layout" svg:x1="15.278cm" svg:y1="19.417cm" svg:x2="16.046cm" svg:y2="19.417cm">
          <text:p/>
        </draw:line>
        <draw:line draw:style-name="gr11" draw:text-style-name="P2" draw:layer="layout" svg:x1="15.278cm" svg:y1="19.814cm" svg:x2="16.046cm" svg:y2="19.814cm">
          <text:p/>
        </draw:line>
        <draw:line draw:style-name="gr12" draw:text-style-name="P2" draw:layer="layout" svg:x1="15.278cm" svg:y1="20.311cm" svg:x2="16.046cm" svg:y2="20.311cm">
          <text:p/>
        </draw:line>
        <draw:line draw:style-name="gr13" draw:text-style-name="P2" draw:layer="layout" svg:x1="15.278cm" svg:y1="20.807cm" svg:x2="16.046cm" svg:y2="20.807cm">
          <text:p/>
        </draw:line>
        <draw:line draw:style-name="gr14" draw:text-style-name="P2" draw:layer="layout" svg:x1="15.278cm" svg:y1="21.203cm" svg:x2="16.046cm" svg:y2="21.203cm">
          <text:p/>
        </draw:line>
        <draw:line draw:style-name="gr15" draw:text-style-name="P2" draw:layer="layout" svg:x1="15.278cm" svg:y1="21.7cm" svg:x2="16.046cm" svg:y2="21.7cm">
          <text:p/>
        </draw:line>
        <draw:line draw:style-name="gr16" draw:text-style-name="P2" draw:layer="layout" svg:x1="15.278cm" svg:y1="22.096cm" svg:x2="16.046cm" svg:y2="22.096cm">
          <text:p/>
        </draw:line>
        <draw:line draw:style-name="gr17" draw:text-style-name="P2" draw:layer="layout" svg:x1="15.278cm" svg:y1="22.594cm" svg:x2="16.046cm" svg:y2="22.594cm">
          <text:p/>
        </draw:line>
        <draw:frame draw:style-name="gr18" draw:text-style-name="P4" draw:layer="layout" svg:width="2.955cm" svg:height="1.123cm" svg:x="16.045cm" svg:y="20.478cm">
          <draw:text-box>
            <text:p text:style-name="P3"><text:span text:style-name="T1">342 </text:span><text:span text:style-name="T2">μ</text:span><text:span text:style-name="T1">g</text:span><text:span text:style-name="T3">LAP</text:span><text:span text:style-name="T1">/g</text:span><text:span text:style-name="T3">ice</text:span></text:p>
          </draw:text-box>
        </draw:frame>
        <draw:frame draw:style-name="gr19" draw:text-style-name="P4" draw:layer="layout" svg:width="2.955cm" svg:height="0.729cm" svg:x="16.045cm" svg:y="20.936cm">
          <draw:text-box>
            <text:p text:style-name="P3"><text:span text:style-name="T1">349 </text:span><text:span text:style-name="T2">μ</text:span><text:span text:style-name="T1">g</text:span><text:span text:style-name="T3">LAP</text:span><text:span text:style-name="T1">/g</text:span><text:span text:style-name="T3">ice</text:span></text:p>
          </draw:text-box>
        </draw:frame>
        <draw:frame draw:style-name="gr20" draw:text-style-name="P4" draw:layer="layout" svg:width="3.355cm" svg:height="0.729cm" svg:x="16.045cm" svg:y="19.509cm">
          <draw:text-box>
            <text:p text:style-name="P3"><text:span text:style-name="T1">10 </text:span><text:span text:style-name="T2">μ</text:span><text:span text:style-name="T1">g</text:span><text:span text:style-name="T3">LAP</text:span><text:span text:style-name="T1">/g</text:span><text:span text:style-name="T3">ice</text:span></text:p>
          </draw:text-box>
        </draw:frame>
        <draw:frame draw:style-name="gr21" draw:text-style-name="P4" draw:layer="layout" svg:width="2.955cm" svg:height="0.729cm" svg:x="16.045cm" svg:y="19.954cm">
          <draw:text-box>
            <text:p text:style-name="P3"><text:span text:style-name="T1">100 </text:span><text:span text:style-name="T2">μ</text:span><text:span text:style-name="T1">g</text:span><text:span text:style-name="T3">LAP</text:span><text:span text:style-name="T1">/g</text:span><text:span text:style-name="T3">ice</text:span></text:p>
          </draw:text-box>
        </draw:frame>
        <draw:frame draw:style-name="gr18" draw:text-style-name="P4" draw:layer="layout" svg:width="3.155cm" svg:height="1.123cm" svg:x="16.045cm" svg:y="21.366cm">
          <draw:text-box>
            <text:p text:style-name="P3"><text:span text:style-name="T1">500 </text:span><text:span text:style-name="T2">μ</text:span><text:span text:style-name="T1">g</text:span><text:span text:style-name="T3">LAP</text:span><text:span text:style-name="T1">/g</text:span><text:span text:style-name="T3">ice</text:span></text:p>
          </draw:text-box>
        </draw:frame>
        <draw:frame draw:style-name="gr22" draw:text-style-name="P4" draw:layer="layout" svg:width="2.755cm" svg:height="0.729cm" svg:x="16.045cm" svg:y="22.786cm">
          <draw:text-box>
            <text:p text:style-name="P3"><text:span text:style-name="T1">800 </text:span><text:span text:style-name="T2">μ</text:span><text:span text:style-name="T1">g</text:span><text:span text:style-name="T3">LAP</text:span><text:span text:style-name="T1">/g</text:span><text:span text:style-name="T3">ice</text:span></text:p>
          </draw:text-box>
        </draw:frame>
        <draw:frame draw:style-name="gr23" draw:text-style-name="P4" draw:layer="layout" svg:width="3.155cm" svg:height="0.729cm" svg:x="16.045cm" svg:y="23.283cm">
          <draw:text-box>
            <text:p text:style-name="P3"><text:span text:style-name="T1">1000 </text:span><text:span text:style-name="T2">μ</text:span><text:span text:style-name="T1">g</text:span><text:span text:style-name="T3">LAP</text:span><text:span text:style-name="T1">/g</text:span><text:span text:style-name="T3">ice</text:span></text:p>
          </draw:text-box>
        </draw:frame>
        <draw:frame draw:style-name="gr24" draw:text-style-name="P4" draw:layer="layout" svg:width="1.997cm" svg:height="0.711cm" svg:x="16.045cm" svg:y="19.099cm">
          <draw:text-box>
            <text:p text:style-name="P3"><text:span text:style-name="T1">Clean Ice</text:span></text:p>
          </draw:text-box>
        </draw:frame>
        <draw:frame draw:style-name="gr25" draw:text-style-name="P5" draw:layer="layout" svg:width="1.996cm" svg:height="0.71cm" svg:x="15.124cm" svg:y="18.445cm">
          <draw:text-box>
            <text:p text:style-name="P3"><text:span text:style-name="T4">Legend</text:span></text:p>
          </draw:text-box>
        </draw:frame>
        <draw:frame draw:style-name="gr26" draw:text-style-name="P5" draw:layer="layout" svg:width="4.2cm" svg:height="1.039cm" svg:x="0.6cm" svg:y="5.571cm">
          <draw:text-box>
            <text:p text:style-name="P3"><text:span text:style-name="T4">A: Glacier Algae</text:span></text:p>
          </draw:text-box>
        </draw:frame>
        <draw:frame draw:style-name="gr27" draw:text-style-name="P5" draw:layer="layout" svg:width="2.85cm" svg:height="0.709cm" svg:x="7.575cm" svg:y="5.571cm">
          <draw:text-box>
            <text:p text:style-name="P3"><text:span text:style-name="T4">B: MN-DUST</text:span></text:p>
          </draw:text-box>
        </draw:frame>
        <draw:frame draw:style-name="gr24" draw:text-style-name="P5" draw:layer="layout" svg:width="2.85cm" svg:height="0.711cm" svg:x="0.6cm" svg:y="11.479cm">
          <draw:text-box>
            <text:p text:style-name="P3"><text:span text:style-name="T4">D: LO-DUST</text:span></text:p>
          </draw:text-box>
        </draw:frame>
        <draw:frame draw:style-name="gr24" draw:text-style-name="P5" draw:layer="layout" svg:width="2.85cm" svg:height="0.711cm" svg:x="7.5cm" svg:y="11.479cm">
          <draw:text-box>
            <text:p text:style-name="P3"><text:span text:style-name="T4">E: DUST F1</text:span></text:p>
          </draw:text-box>
        </draw:frame>
        <draw:frame draw:style-name="gr24" draw:text-style-name="P5" draw:layer="layout" svg:width="2.85cm" svg:height="0.711cm" svg:x="14.7cm" svg:y="11.48cm">
          <draw:text-box>
            <text:p text:style-name="P3"><text:span text:style-name="T4">F: DUST F2</text:span></text:p>
          </draw:text-box>
        </draw:frame>
        <draw:frame draw:style-name="gr25" draw:text-style-name="P5" draw:layer="layout" svg:width="2.85cm" svg:height="0.71cm" svg:x="0.6cm" svg:y="17.3cm">
          <draw:text-box>
            <text:p text:style-name="P3"><text:span text:style-name="T4">G: DUST F3</text:span></text:p>
          </draw:text-box>
        </draw:frame>
        <draw:frame draw:style-name="gr25" draw:text-style-name="P5" draw:layer="layout" svg:width="2.85cm" svg:height="0.71cm" svg:x="7.5cm" svg:y="17.301cm">
          <draw:text-box>
            <text:p text:style-name="P3"><text:span text:style-name="T4">H: DUST F4</text:span></text:p>
          </draw:text-box>
        </draw:frame>
        <draw:frame draw:style-name="gr24" draw:text-style-name="P5" draw:layer="layout" svg:width="2.85cm" svg:height="0.711cm" svg:x="0.525cm" svg:y="22.874cm">
          <draw:text-box>
            <text:p text:style-name="P3"><text:span text:style-name="T4">J: DUST P2</text:span></text:p>
          </draw:text-box>
        </draw:frame>
        <draw:frame draw:style-name="gr25" draw:text-style-name="P5" draw:layer="layout" svg:width="2.85cm" svg:height="0.71cm" svg:x="7.575cm" svg:y="22.879cm">
          <draw:text-box>
            <text:p text:style-name="P3"><text:span text:style-name="T4">J: DUST P3</text:span></text:p>
          </draw:text-box>
        </draw:frame>
        <draw:frame draw:style-name="gr28" draw:text-style-name="P4" draw:layer="layout" svg:width="3.155cm" svg:height="0.729cm" svg:x="16.045cm" svg:y="21.814cm">
          <draw:text-box>
            <text:p text:style-name="P3"><text:span text:style-name="T1">519 </text:span><text:span text:style-name="T2">μ</text:span><text:span text:style-name="T1">g</text:span><text:span text:style-name="T3">LAP</text:span><text:span text:style-name="T1">/g</text:span><text:span text:style-name="T3">ice</text:span></text:p>
          </draw:text-box>
        </draw:frame>
        <draw:frame draw:style-name="gr29" draw:text-style-name="P4" draw:layer="layout" svg:width="2.75cm" svg:height="0.729cm" svg:x="16.05cm" svg:y="22.274cm">
          <draw:text-box>
            <text:p text:style-name="P3"><text:span text:style-name="T1">646 </text:span><text:span text:style-name="T2">μ</text:span><text:span text:style-name="T1">g</text:span><text:span text:style-name="T3">LAP</text:span><text:span text:style-name="T1">/g</text:span><text:span text:style-name="T3">ice</text:span></text:p>
          </draw:text-box>
        </draw:frame>
        <draw:line draw:style-name="gr30" draw:text-style-name="P2" draw:layer="layout" svg:x1="15.278cm" svg:y1="23.618cm" svg:x2="16.046cm" svg:y2="23.618cm">
          <text:p/>
        </draw:line>
        <draw:line draw:style-name="gr31" draw:text-style-name="P2" draw:layer="layout" svg:x1="15.278cm" svg:y1="23.122cm" svg:x2="16.046cm" svg:y2="23.122cm">
          <text:p/>
        </draw:line>
        <draw:frame draw:style-name="gr32" draw:text-style-name="P1" draw:layer="layout" svg:width="6.878cm" svg:height="5.582cm" svg:x="14.025cm" svg:y="1.2cm">
          <draw:image xlink:href="Pictures/1000000000000640000004658A8FB26C567DE3F0.png" xlink:type="simple" xlink:show="embed" xlink:actuate="onLoad">
            <text:p/>
          </draw:image>
        </draw:frame>
        <draw:frame draw:style-name="gr27" draw:text-style-name="P5" draw:layer="layout" svg:width="2.85cm" svg:height="0.709cm" svg:x="14.7cm" svg:y="5.572cm">
          <draw:text-box>
            <text:p text:style-name="P3"><text:span text:style-name="T4">C: HI-DUST</text:span></text:p>
          </draw:text-box>
        </draw:frame>
        <draw:frame draw:style-name="gr33" draw:text-style-name="P1" draw:layer="layout" svg:width="6.915cm" svg:height="5.666cm" svg:x="14.01cm" svg:y="12.844cm">
          <draw:image xlink:href="Pictures/100000000000064000000465AF884FFB9D99AA25.png" xlink:type="simple" xlink:show="embed" xlink:actuate="onLoad">
            <text:p/>
          </draw:image>
        </draw:frame>
        <draw:frame draw:style-name="gr34" draw:text-style-name="P5" draw:layer="layout" svg:width="2.85cm" svg:height="0.852cm" svg:x="14.7cm" svg:y="17.384cm">
          <draw:text-box>
            <text:p text:style-name="P3"><text:span text:style-name="T4">I: DUST P1</text:span></text:p>
          </draw:text-box>
        </draw:frame>
        <presentation:notes draw:style-name="dp2">
          <draw:page-thumbnail draw:style-name="gr3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decorative" style:font-pitch="variable" style:font-charset="x-symbol"/>
    <style:font-face style:name="Liberation Sans2" svg:font-family="'Liberation Sans'" style:font-adornments="Regular" style:font-family-generic="swiss"/>
    <style:font-face style:name="Courier New" svg:font-family="'Courier New'" style:font-family-generic="modern" style:font-pitch="fixed"/>
    <style:font-face style:name="Symbol" svg:font-family="Symbol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" svg:font-family="FreeSans, Calibri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, Calibri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2" draw:layer="backgroundobjects" svg:width="4.892cm" svg:height="1.931cm" svg:x="1.05cm" svg:y="25.50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1.931cm" svg:x="7.182cm" svg:y="25.50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1.931cm" svg:x="15.057cm" svg:y="25.50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3T10:25:49.338681209</meta:creation-date>
    <dc:date>2019-09-23T10:30:43.579333914</dc:date>
    <meta:editing-duration>PT26S</meta:editing-duration>
    <meta:editing-cycles>1</meta:editing-cycles>
    <meta:document-statistic meta:object-count="66"/>
    <meta:generator>LibreOffice/5.1.6.2$Linux_X86_64 LibreOffice_project/10m0$Build-2</meta:generator>
  </office:meta>
</office:document-meta>
</file>